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rator Mono" svg:font-family="'Operator Mono', 'Fira Code', Consolas, Monaco, 'Andale Mono', monospace"/>
    <style:font-face style:name="Fira Code Retina" svg:font-family="'Fira Code Retina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ira Code Retina" officeooo:rsid="000b82ef" officeooo:paragraph-rsid="000b82ef"/>
    </style:style>
    <style:style style:name="P2" style:family="paragraph" style:parent-style-name="Standard">
      <style:text-properties style:font-name="Fira Code Retina" fo:font-size="22pt" officeooo:rsid="000b82ef" officeooo:paragraph-rsid="000b82ef" fo:background-color="#fff200" style:font-size-asian="22pt" style:font-size-complex="22pt"/>
    </style:style>
    <style:style style:name="P3" style:family="paragraph" style:parent-style-name="Standard">
      <style:text-properties style:font-name="Fira Code Retina" officeooo:rsid="000d1804" officeooo:paragraph-rsid="000d1804"/>
    </style:style>
    <style:style style:name="P4" style:family="paragraph" style:parent-style-name="Standard">
      <style:text-properties style:font-name="Fira Code Retina" officeooo:rsid="000eb674" officeooo:paragraph-rsid="000eb674"/>
    </style:style>
    <style:style style:name="P5" style:family="paragraph" style:parent-style-name="Standard">
      <style:text-properties style:font-name="Fira Code Retina" officeooo:rsid="000ecce1" officeooo:paragraph-rsid="000ecce1"/>
    </style:style>
    <style:style style:name="P6" style:family="paragraph" style:parent-style-name="Standard">
      <style:text-properties style:font-name="Fira Code Retina" fo:font-size="18pt" fo:font-weight="bold" officeooo:rsid="000ecce1" officeooo:paragraph-rsid="000ecce1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Fira Code Retina" fo:font-size="18pt" fo:font-weight="bold" officeooo:rsid="0016d911" officeooo:paragraph-rsid="0016d911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Fira Code Retina" fo:font-weight="normal" officeooo:rsid="000ecce1" officeooo:paragraph-rsid="000ecce1" style:font-weight-asian="normal" style:font-weight-complex="normal"/>
    </style:style>
    <style:style style:name="P9" style:family="paragraph" style:parent-style-name="Standard">
      <style:text-properties style:font-name="Fira Code Retina" fo:font-weight="normal" officeooo:rsid="000ecce1" officeooo:paragraph-rsid="0016d911" style:font-weight-asian="normal" style:font-weight-complex="normal"/>
    </style:style>
    <style:style style:name="P10" style:family="paragraph" style:parent-style-name="Standard">
      <style:text-properties style:font-name="Fira Code Retina" fo:font-weight="normal" officeooo:rsid="0011545c" officeooo:paragraph-rsid="0011545c" style:font-weight-asian="normal" style:font-weight-complex="normal"/>
    </style:style>
    <style:style style:name="P11" style:family="paragraph" style:parent-style-name="Standard">
      <style:text-properties style:font-name="Fira Code Retina" fo:font-weight="normal" officeooo:rsid="00129b13" officeooo:paragraph-rsid="00129b13" style:font-weight-asian="normal" style:font-weight-complex="normal"/>
    </style:style>
    <style:style style:name="P12" style:family="paragraph" style:parent-style-name="Standard">
      <style:text-properties style:font-name="Fira Code Retina" fo:font-weight="normal" officeooo:rsid="00136c24" officeooo:paragraph-rsid="00136c24" style:font-weight-asian="normal" style:font-weight-complex="normal"/>
    </style:style>
    <style:style style:name="P13" style:family="paragraph" style:parent-style-name="Standard">
      <style:text-properties style:font-name="Fira Code Retina" fo:font-weight="normal" officeooo:rsid="0013a236" officeooo:paragraph-rsid="0013a236" style:font-weight-asian="normal" style:font-weight-complex="normal"/>
    </style:style>
    <style:style style:name="P14" style:family="paragraph" style:parent-style-name="Standard">
      <style:text-properties style:font-name="Fira Code Retina" fo:font-weight="normal" officeooo:rsid="0013a236" officeooo:paragraph-rsid="00155cec" style:font-weight-asian="normal" style:font-weight-complex="normal"/>
    </style:style>
    <style:style style:name="P15" style:family="paragraph" style:parent-style-name="Standard">
      <style:text-properties style:font-name="Fira Code Retina" fo:font-weight="normal" officeooo:rsid="000d1804" officeooo:paragraph-rsid="000d1804" style:font-weight-asian="normal" style:font-weight-complex="normal"/>
    </style:style>
    <style:style style:name="P16" style:family="paragraph" style:parent-style-name="Standard">
      <style:text-properties style:font-name="Fira Code Retina" fo:font-weight="normal" officeooo:rsid="0016d911" officeooo:paragraph-rsid="0016d911" style:font-weight-asian="normal" style:font-weight-complex="normal"/>
    </style:style>
    <style:style style:name="P17" style:family="paragraph" style:parent-style-name="Standard">
      <style:text-properties fo:color="#666666" style:font-name="Fira Code Retina" fo:font-size="18pt" fo:font-weight="bold" officeooo:rsid="0016d911" officeooo:paragraph-rsid="0016d911" style:font-size-asian="18pt" style:font-weight-asian="bold" style:font-size-complex="18pt" style:font-weight-complex="bold"/>
    </style:style>
    <style:style style:name="P18" style:family="paragraph" style:parent-style-name="Preformatted_20_Text">
      <style:text-properties style:font-name="Fira Code Retina" officeooo:rsid="000eb674" officeooo:paragraph-rsid="000eb6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200" loext:char-shading-value="0" style:font-weight-asian="normal" style:font-weight-complex="normal"/>
    </style:style>
    <style:style style:name="T4" style:family="text">
      <style:text-properties fo:font-weight="normal" officeooo:rsid="000f227e" fo:background-color="#fff200" loext:char-shading-value="0" style:font-weight-asian="normal" style:font-weight-complex="normal"/>
    </style:style>
    <style:style style:name="T5" style:family="text">
      <style:text-properties fo:font-weight="normal" officeooo:rsid="000f8925" fo:background-color="#fff200" loext:char-shading-value="0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variant="normal" fo:text-transform="none" fo:color="#4ea1df" style:font-name="Operator Mono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Operator Mono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555555" style:font-name="Operator Mono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da564a" style:font-name="Operator Mono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999999" style:font-name="Operator Mono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e7d32" style:font-name="Operator Mono" fo:font-size="12pt" fo:letter-spacing="normal" fo:font-style="normal" fo:font-weight="normal" style:font-size-asian="12pt" style:font-size-complex="12pt"/>
    </style:style>
    <style:style style:name="T13" style:family="text">
      <style:text-properties officeooo:rsid="00129b13"/>
    </style:style>
    <style:style style:name="T14" style:family="text">
      <style:text-properties officeooo:rsid="0013a236"/>
    </style:style>
    <style:style style:name="T15" style:family="text">
      <style:text-properties officeooo:rsid="00155c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ravel Data base</text:p>
      <text:p text:style-name="P1"/>
      <text:p text:style-name="P4">dalam laravel, kita telah di beri kemudahan. Laravel telah memberi banyak method bawaan, yg kadang-kadang terasa magic**. </text:p>
      <text:p text:style-name="P4">Walaupun laravel masih membuka akses ke cara tradisional, tapi dalam pembahasan kali ini kita akan melewatkan itu. Kalian bisa membaca cara-cara tradisional pada dokumentasi resmi laravel</text:p>
      <text:p text:style-name="P4"/>
      <text:p text:style-name="P4">cotoh cara tradisonal: </text:p>
      <text:p text:style-name="P18"><text:span text:style-name="Source_20_Text"><text:span text:style-name="T7"><text:tab/>$results</text:span></text:span><text:span text:style-name="Source_20_Text"><text:span text:style-name="T8"> </text:span></text:span><text:span text:style-name="Source_20_Text"><text:span text:style-name="T9">=</text:span></text:span><text:span text:style-name="Source_20_Text"><text:span text:style-name="T8"> </text:span></text:span><text:span text:style-name="Source_20_Text"><text:span text:style-name="T10">DB</text:span></text:span><text:span text:style-name="Source_20_Text"><text:span text:style-name="T11">::</text:span></text:span><text:span text:style-name="Source_20_Text"><text:span text:style-name="T9">select</text:span></text:span><text:span text:style-name="Source_20_Text"><text:span text:style-name="T11">(</text:span></text:span><text:span text:style-name="Source_20_Text"><text:span text:style-name="T12">'select * from users where id = :id'</text:span></text:span><text:span text:style-name="Source_20_Text"><text:span text:style-name="T11">,</text:span></text:span><text:span text:style-name="Source_20_Text"><text:span text:style-name="T8"> </text:span></text:span><text:span text:style-name="Source_20_Text"><text:span text:style-name="T11">[</text:span></text:span><text:span text:style-name="Source_20_Text"><text:span text:style-name="T12">'id'</text:span></text:span><text:span text:style-name="Source_20_Text"><text:span text:style-name="T8"> </text:span></text:span><text:span text:style-name="Source_20_Text"><text:span text:style-name="T9">=&gt;</text:span></text:span><text:span text:style-name="Source_20_Text"><text:span text:style-name="T8"> </text:span></text:span><text:span text:style-name="Source_20_Text"><text:span text:style-name="T10">1</text:span></text:span><text:span text:style-name="Source_20_Text"><text:span text:style-name="T11">]);</text:span></text:span></text:p>
      <text:p text:style-name="P4"><text:s/></text:p>
      <text:p text:style-name="P5">pada seri kali ini, saya akan mencoba menjawab kegamangan saya dan mungkin teman-teman yg lain, soal method query pada laravel:</text:p>
      <text:p text:style-name="P5"/>
      <text:p text:style-name="P6">Variabel .ENV</text:p>
      <text:p text:style-name="P5"/>
      <text:p text:style-name="P5">next...</text:p>
      <text:p text:style-name="P5"/>
      <text:p text:style-name="P3"><text:span text:style-name="T6">Connect pada tabel</text:span> </text:p>
      <text:p text:style-name="P3"/>
      <text:p text:style-name="P3">“dalam laravel ada 2 cara mengakses tabel”</text:p>
      <text:p text:style-name="P3">1. cara pertama adalah dg <text:span text:style-name="T1">menelusuri tabel</text:span> pada database</text:p>
      <text:p text:style-name="P3"><text:tab/><text:span text:style-name="T3">DB::tabel(‘nama_tabel’)</text:span></text:p>
      <text:p text:style-name="P3">2. cara ke 2 mengunakan <text:span text:style-name="T1">model</text:span><text:span text:style-name="T2">, yg telah di buat tentunya ^^</text:span></text:p>
      <text:p text:style-name="P3"><text:span text:style-name="T2"><text:tab/></text:span><text:span text:style-name="T4">Nama_model::</text:span><text:span text:style-name="T5">perintah_query</text:span></text:p>
      <text:p text:style-name="P8">pada cara kedua model perlu di inisialisasi karna model merupakan class, setelah di inisialisasi barulah model bisa di beri perintah</text:p>
      <text:p text:style-name="P15"/>
      <text:p text:style-name="P6">mengambil <text:span text:style-name="T13">Data</text:span></text:p>
      <text:p text:style-name="P8"/>
      <text:p text:style-name="P11">1. dari semua tebel</text:p>
      <text:p text:style-name="P8"/>
      <text:p text:style-name="P8">method yg bisa di gunakan</text:p>
      <text:p text:style-name="P8">- get()</text:p>
      <text:p text:style-name="P8">- all()</text:p>
      <text:p text:style-name="P10">semua data yg dikembalikan, berupa <text:span text:style-name="T1">array object</text:span>. Dan jika mau di tampikan harus melakukan foreach / method array yg lain</text:p>
      <text:p text:style-name="P10"/>
      <text:p text:style-name="P12">2. <text:span text:style-name="T14">mencari berdasarkan kolom</text:span></text:p>
      <text:p text:style-name="P12">method yg bisa di gunakan:</text:p>
      <text:p text:style-name="P12">- whare(‘name’, ‘sayid’)→first() //first = mengambil baris pertama</text:p>
      <text:p text:style-name="P12">- find(10) //find = langsung menyasar id tanpa perlu didefinisikan</text:p>
      <text:p text:style-name="P12"/>
      <text:p text:style-name="P13"/>
      <text:p text:style-name="P13"><text:soft-page-break/>2. mengambil semua nilai pada column</text:p>
      <text:p text:style-name="P13"/>
      <text:p text:style-name="P13">- pluck() // <text:span text:style-name="T15">hanya bisa mengambil 1 column</text:span></text:p>
      <text:p text:style-name="P14">- <text:span text:style-name="T15">get(‘column1’, ‘column2’) //bisa mengambil 2 column</text:span></text:p>
      <text:p text:style-name="P13"/>
      <text:p text:style-name="P13"/>
      <text:p text:style-name="P7">Relasi Database pada Laravel</text:p>
      <text:p text:style-name="P9"/>
      <text:p text:style-name="P17">one to one</text:p>
      <text:p text:style-name="P16">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rator Mono" svg:font-family="'Operator Mono', 'Fira Code', Consolas, Monaco, 'Andale Mono', monospace"/>
    <style:font-face style:name="Fira Code Retina" svg:font-family="'Fira Code Retina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2:51:48.476192151</meta:creation-date>
    <dc:date>2019-06-23T20:42:21.731509484</dc:date>
    <meta:editing-duration>PT2H16M2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229" meta:character-count="1480" meta:non-whitespace-character-count="1275"/>
  </office:meta>
</office:document-meta>
</file>